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2. Contexte : Présentation du domaine d'application du logiciel de traitement d'image (mise en situation de portes et de fenêtres sur des photographies de maisons) et des besoins pour lesquels il a été développé.</text:p>
      <text:p text:style-name="Standard"/>
      <text:p text:style-name="Standard"/>
      <text:p text:style-name="Standard">cahier des charges :</text:p>
      <text:p text:style-name="Standard"/>
      <text:p text:style-name="Standard"><text:s/>-Les fonctionnalités de l'ancien module doivent être reproduite dans la nouvelle version</text:p>
      <text:p text:style-name="Standard"><text:s/>-Les images devront à présent pouvoir être mise en perspective (déformation géométrique)</text:p>
      <text:p text:style-name="Standard"/>
      <text:p text:style-name="Standard"/>
      <text:p text:style-name="Standard"><text:s/>-Le module de mise en situation pour Adjustem Web doit être développé sur une base Php</text:p>
      <text:p text:style-name="Standard"><text:s/>-Le module doit être responsive</text:p>
      <text:p text:style-name="Standard"><text:s/>-Le module doit respecter la charte graphique de l'adjustem web basé sur bootstrap 4.6</text:p>
      <text:p text:style-name="Standard"/>
      <text:p text:style-name="Standard"><text:s/></text:p>
      <text:p text:style-name="Standard"><text:s/>-La mention doit pouvoir être plus parametrable</text:p>
      <text:p text:style-name="Standard"><text:s/>-Le module doit pouvoir s'executer sur microsoft Edge, Chrome et Firefox</text:p>
      <text:p text:style-name="Standard"><text:s/>-Le module doit pouvoir s'executer sur un poste desktop classique ou un terminal tactile</text:p>
      <text:p text:style-name="Standard"><text:s/>-Utilisation des variables de session possible mais pas de cookies</text:p>
      <text:p text:style-name="Standard"><text:s/>-Le module doit pouvoir gerer et exporter les images au format base64</text:p>
      <text:p text:style-name="Standard"><text:s/>-Le module peut fonctionner en stand alone ou être intégré dans la suite Adjustem Web</text:p>
      <text:p text:style-name="Standard"/>
      <text:p text:style-name="Standard"/>
      <text:p text:style-name="Standard"/>
      <text:p text:style-name="Standard"><text:s/></text:p>
      <text:p text:style-name="Standard"><text:s/>La mise en situation pars sur les contraintes de developpement suivante :</text:p>
      <text:p text:style-name="Standard"><text:s/></text:p>
      <text:p text:style-name="Standard"/>
      <text:p text:style-name="Standard">pour le prototypage</text:p>
      <text:p text:style-name="Standard"/>
      <text:p text:style-name="Standard">-Figma</text:p>
      <text:p text:style-name="Standard"/>
      <text:p text:style-name="Standard">pour le travail de conception </text:p>
      <text:p text:style-name="Standard"/>
      <text:p text:style-name="Standard">-PlantUML</text:p>
      <text:p text:style-name="Standard"/>
      <text:p text:style-name="Standard">pour le developpement </text:p>
      <text:p text:style-name="Standard"/>
      <text:p text:style-name="Standard">-Visual Studio Code</text:p>
      <text:p text:style-name="Standard">-Notepad++</text:p>
      <text:p text:style-name="Standard">-winmerge</text:p>
      <text:p text:style-name="Standard">-Github</text:p>
      <text:p text:style-name="Standard">-Discord</text:p>
      <text:p text:style-name="Standard"/>
      <text:p text:style-name="Standard">code Igniter 4</text:p>
      <text:p text:style-name="Standard">Php 7.4.33</text:p>
      <text:p text:style-name="Standard">Html 5</text:p>
      <text:p text:style-name="Standard">Css 3</text:p>
      <text:p text:style-name="Standard">Bootstrap 4.6</text:p>
      <text:p text:style-name="Standard"/>
      <text:p text:style-name="Standard"/>
      <text:p text:style-name="Standard"><text:soft-page-break/>pour le test</text:p>
      <text:p text:style-name="Standard"/>
      <text:p text:style-name="Standard">Wampserver 3.3.0</text:p>
      <text:p text:style-name="Standard">Firefox</text:p>
      <text:p text:style-name="Standard">Chrome</text:p>
      <text:p text:style-name="Standard">Edge</text:p>
      <text:p text:style-name="Standard"/>
      <text:p text:style-name="Standard"><text:s/>-Developpement sur un poste de travail sous Windows 7 pro 64 b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0:18:43.944000000</meta:creation-date>
    <dc:date>2023-02-06T10:19:27.300000000</dc:date>
    <meta:editing-duration>PT43S</meta:editing-duration>
    <meta:editing-cycles>1</meta:editing-cycles>
    <meta:document-statistic meta:table-count="0" meta:image-count="0" meta:object-count="0" meta:page-count="2" meta:paragraph-count="38" meta:word-count="229" meta:character-count="1425" meta:non-whitespace-character-count="1212"/>
    <meta:generator>LibreOffice/7.3.3.2$Windows_X86_64 LibreOffice_project/d1d0ea68f081ee2800a922cac8f79445e4603348</meta:generator>
  </office:meta>
</office:document-meta>
</file>